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haphead" style:master-page-name="MP0" style:family="paragraph">
      <style:paragraph-properties fo:break-before="page" style:page-number="1"/>
    </style:style>
  </office:automatic-styles>
  <office:body>
    <office:text text:use-soft-page-breaks="true">
      <text:p text:style-name="P1"/>
      <text:p text:style-name="ch2">Appendix C</text:p>
      <text:h text:style-name="Heading1" text:outline-level="1">Class Summary</text:h>
      <text:p text:style-name="tx">The following is a quick reference to HMSL classes.</text:p>
      <text:h text:style-name="Heading3" text:outline-level="3">OB.MORPH</text:h>
      <text:p text:style-name="tx">Superclass: <text:s/>OB.ELMNTS</text:p>
      <text:p text:style-name="tx">Description: <text:s/>The most basic HMSL object, from which others are derived.</text:p>
      <text:h text:style-name="Heading3" text:outline-level="3">OB.SHAPE</text:h>
      <text:p text:style-name="tx">Superclass: <text:s/>OB.MORPH</text:p>
      <text:p text:style-name="tx">Description: <text:s/>Representation of ordered points in n-dimensional space. <text:s/>Contains the values in each dimension for each point.</text:p>
      <text:h text:style-name="Heading3" text:outline-level="3">OB.ENVELOPE<text:s/></text:h>
      <text:p text:style-name="tx">Superclass: <text:s/>OB.SHAPE</text:p>
      <text:p text:style-name="tx">Description: <text:s/>Contains the points that define an envelope contour for an Amiga instrument.</text:p>
      <text:p text:style-name="tx">What it does: <text:s/>Nothing. <text:s/>You can start and stop one, but not execute it.</text:p>
      <text:h text:style-name="Heading3" text:outline-level="3">OB.WAVEFORM</text:h>
      <text:p text:style-name="tx">Superclass: <text:s/>OB.SHAPE</text:p>
      <text:p text:style-name="tx">Description: <text:s/>Contains the points defining a waveform for an Amiga instrument.</text:p>
      <text:h text:style-name="Heading3" text:outline-level="3">OB.SAMPLE</text:h>
      <text:p text:style-name="tx">Superclass: <text:s/>OB.WAVEFORM</text:p>
      <text:p text:style-name="tx">Description: <text:s/>Defines the points for a sample to be played by an Amiga instrument.</text:p>
      <text:h text:style-name="Heading3" text:outline-level="3">OB.COLLECTION</text:h>
      <text:p text:style-name="tx">Superclass: <text:s/>OB.MORPH</text:p>
      <text:p text:style-name="tx">Description: <text:s/>Contains other executable morphs, such as other collections, players, jobs, structures, and productions. <text:s/>Also contains a number representing a nodal weight. Has an associated behavior which specifies how its components will be executed.</text:p>
      <text:p text:style-name="tx">What it does: <text:s/>When executed will invoke each of its components in one of three ways, sequentially, in parallel, or using a custom behavior. <text:s/>The weight may optionally be used by a collection's behavior.</text:p>
      <text:h text:style-name="Heading3" text:outline-level="3">OB.PRODUCTION</text:h>
      <text:p text:style-name="tx">Superclass: <text:s/>OB.COLLECTION</text:p>
      <text:p text:style-name="tx">Description: <text:s/>Schedulable general-purpose word. <text:s/>Contains executable Forth word(s).</text:p>
      <text:p text:style-name="tx">What it does: <text:s/>When executed, executes each of its component words in turn and terminates.</text:p>
      <text:soft-page-break/>
      <text:h text:style-name="Heading3" text:outline-level="3">OB.JOB</text:h>
      <text:p text:style-name="tx">Superclass: <text:s/>OB.PRODUCTION</text:p>
      <text:p text:style-name="tx">Description: <text:s/>Tasked, user-definable set of functions, which has duration associated with it.</text:p>
      <text:p text:style-name="tx">What it does: <text:s/>When executed, does its functions at intervals specified by its duration until it terminates itself. <text:s/>May call instruments, and alter its own parameters (especially its duration).</text:p>
      <text:h text:style-name="Heading3" text:outline-level="3">OB.ACTION</text:h>
      <text:p text:style-name="tx">Superclass: <text:s/>OB.PRODUCTION</text:p>
      <text:p text:style-name="tx">Description: <text:s/>Stimulus-response mechanism. <text:s/>Contains word that recognizes stimulus, word that executes response, and words to do something when the action is turned on or off from the Action Table.</text:p>
      <text:p text:style-name="tx">What it does: <text:s/>When the action is turned on, executes an initialization word. <text:s/>While the action is scanned, invokes the stimulus word to look for a stimulus, and the response word to respond if necessary. <text:s/>When the action is turned off, executes a terminate word.</text:p>
      <text:h text:style-name="Heading3" text:outline-level="3">OB.STRUCTURE</text:h>
      <text:p text:style-name="tx">Superclass: <text:s/>OB.COLLECTION</text:p>
      <text:p text:style-name="tx">Description: <text:s/>Structure with an added grid of tendencies. A tendency is the probability of moving from one component morph to another component morph. <text:s/>This grid may be used by the structure's behavior.</text:p>
      <text:p text:style-name="tx">What it does: <text:s/>As with an OB.COLLECTION, except that the behavior may utilize the tendencies.</text:p>
      <text:h text:style-name="Heading3" text:outline-level="3">OB.PLAYER</text:h>
      <text:p text:style-name="tx">Superclass: <text:s/>OB.JOB</text:p>
      <text:p text:style-name="tx">Description: <text:s/>Object that associates a shape with time. <text:s/>Contains a shape to be played, a duty cycle used for durational calculations, a number indicating which of the shape's dimensions is to be used for duration, and an instrument to be used to play the shape.</text:p>
      <text:p text:style-name="tx">What it does: <text:s/>When executed opens associated instrument and uses it to play the shape. <text:s/>When done, closes the instrument.</text:p>
      <text:h text:style-name="Heading3" text:outline-level="3">OB.ACTION-TABLE</text:h>
      <text:p text:style-name="tx">Superclass: <text:s/>OB.COLLECTION</text:p>
      <text:p text:style-name="tx">Description: <text:s/>Contains actions, organized into four priorities. <text:s/>Also contains state variables indicating that the table is on or off, and behaviors telling the table how to scan itself.</text:p>
      <text:p text:style-name="tx">What it does: <text:s/>When turned on (executed), executes its component actions in the order determined by the behavior that is selected. <text:s/>Note that only those actions that are themselves on will be executed. <text:s/>Terminates when it's turned off.</text:p>
      <text:h text:style-name="Heading3" text:outline-level="3">OB.TRANSLATOR</text:h>
      <text:p text:style-name="tx">Superclass: <text:s/>OB.ARRAY</text:p>
      <text:p text:style-name="tx">Description: <text:s/>Object for one-to-one mapping of input numbers to output numbers. <text:s/>Contains a table of such mappings, along with an offset to be added to the value and a modulus.</text:p>
      <text:p text:style-name="tx">What it does: <text:s/>When invoked accepts a number and, using it as an index into the table and combined with the<text:s/>offset and modulus produces a translated number.</text:p>
      <text:soft-page-break/>
      <text:h text:style-name="Heading3" text:outline-level="3">OB.TUNING</text:h>
      <text:p text:style-name="tx">Superclass: <text:s/>OB.TRANSLATOR</text:p>
      <text:p text:style-name="tx">Description: <text:s/>Translator to generate the notes corresponding to the scale degrees of a user-defined scale.</text:p>
      <text:p text:style-name="tx">What it does: <text:s/>Behaves like a translator.</text:p>
      <text:h text:style-name="Heading3" text:outline-level="3">OB.TUNING.RATIOS</text:h>
      <text:p text:style-name="tx">Superclass: <text:s/>OB.ELMNTS</text:p>
      <text:p text:style-name="tx">Description: <text:s/>Object that stores a scale as a set of ratio pairs, used to generate period values for Amiga instruments from a base period (stored as 1/1).</text:p>
      <text:p text:style-name="tx">What it does: <text:s/>When passed a scale degree maps it using the corresponding ratio and base period to a period value.</text:p>
      <text:h text:style-name="Heading3" text:outline-level="3">OB.INSTRUMENT</text:h>
      <text:p text:style-name="tx">Superclass: <text:s/>OB.LIST</text:p>
      <text:p text:style-name="tx">Description: <text:s/>Maps the values coming from a shape to a real instrument. <text:s/>Contains ON and OFF words along with functions for initializing and terminating the real instrument.</text:p>
      <text:p text:style-name="tx">What it does: <text:s/>When opened from a player, initializes the real instrument. <text:s/>When invoked from a player translates the values coming from the shape to something the real instrument can use. <text:s/>When the player closes the instrument, sends any terminating stuff to the real instrument.</text:p>
      <text:h text:style-name="Heading3" text:outline-level="3">OB.MIDI.INSTRUMENT</text:h>
      <text:p text:style-name="tx">Superclass: <text:s/>OB.INSTRUMENT</text:p>
      <text:p text:style-name="tx">Description: <text:s/>Simple implementation of instrument interface to standard MIDI devices. <text:s/>Contains appropriate ON and OFF words, etc.</text:p>
      <text:p text:style-name="tx">What it does: <text:s/>As above in the MIDI environment.</text:p>
      <text:h text:style-name="Heading3" text:outline-level="3">OB.AMIGA.INSTRUMENT</text:h>
      <text:p text:style-name="tx">Superclass: <text:s/>OB.INSTRUMENT</text:p>
      <text:p text:style-name="tx">Description: <text:s/>Implementation of instrument interface to the Amiga internal sound-generating hardware. <text:s/>Contains the same sorts of things as instruments.</text:p>
      <text:p text:style-name="tx">What it does: <text:s/>As above for the Amiga. <text:s/>Allows additional support of Amiga<text:s/>specialties such as sampled waveforms, frequency and amplitude modulation.</text:p>
      <text:h text:style-name="Heading3" text:outline-level="3">OB.ALLOCATOR</text:h>
      <text:p text:style-name="tx">Superclass: <text:s/>OB.BARRAY</text:p>
      <text:p text:style-name="tx">Description: <text:s/>Mechanism for allocating resources (such as MIDI channels). <text:s/>Contains table of resources and their state (allocated/not allocated).</text:p>
      <text:p text:style-name="tx">What it does: <text:s/>When allocated, returns the next resource in the table that isn't allocated already, and marks it as taken. <text:s/>When deallocated, marks that resource as free again. <text:s/>Used to automatically assign MIDI channels to MIDI instrument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list" style:display-name="list" style:family="paragraph" style:parent-style-name="Normal">
      <style:text-properties style:font-name="Helvetica" style:font-name-complex="Helvetica" fo:font-weight="bold" style:font-weight-asian="bold" fo:font-size="10pt" style:font-size-asian="10pt" fo:hyphenate="false"/>
    </style:style>
    <text:notes-configuration text:note-class="footnote" text:citation-style-name="FootnoteReference" text:citation-body-style-name="FootnoteReferenc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Appendix <text:s/>C -<text:s/><text:page-number style:num-format="1">1</text:page-number><text:tab/>Class Summary</text:p>
      </style:footer>
      <style:footer-left>
        <text:p text:style-name="Footer">Appendix C -<text:s/><text:page-number style:num-format="1">1</text:page-number><text:tab/>HMSL Reference Manual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4-26T04:53:00Z</meta:creation-date>
    <dc:date>2013-04-26T04:53:00Z</dc:date>
    <meta:template xlink:href="Normal.dotm" xlink:type="simple"/>
    <meta:editing-cycles>2</meta:editing-cycles>
    <meta:editing-duration>PT0S</meta:editing-duration>
    <meta:document-statistic meta:page-count="3" meta:paragraph-count="11" meta:word-count="877" meta:character-count="5865" meta:row-count="41" meta:non-whitespace-character-count="4999"/>
  </office:meta>
</office:document-meta>
</file>